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Aptos EmbeddedFont', 'Aptos MSFontService', Calibri, Helvetica, sans-serif"/>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ato" svg:font-family="Lato, 'Lucida Sans Unicode',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style:font-weight-asian="bold" style:font-weight-complex="bold"/>
    </style:style>
    <style:style style:name="P2" style:family="paragraph" style:parent-style-name="Heading_20_3">
      <style:text-properties fo:font-size="16pt" style:font-size-asian="16pt" style:font-size-complex="16pt"/>
    </style:style>
    <style:style style:name="P3" style:family="paragraph" style:parent-style-name="Heading_20_3">
      <style:text-properties fo:font-size="16pt" officeooo:paragraph-rsid="001d2270" style:font-size-asian="16pt" style:font-size-complex="16pt"/>
    </style:style>
    <style:style style:name="P4" style:family="paragraph" style:parent-style-name="Standard">
      <style:text-properties officeooo:rsid="000e3055" officeooo:paragraph-rsid="000e3055"/>
    </style:style>
    <style:style style:name="P5" style:family="paragraph" style:parent-style-name="Text_20_body">
      <style:text-properties officeooo:rsid="000e3055" officeooo:paragraph-rsid="000e3055"/>
    </style:style>
    <style:style style:name="P6" style:family="paragraph" style:parent-style-name="Text_20_body">
      <style:text-properties officeooo:rsid="000f1028" officeooo:paragraph-rsid="000f1028"/>
    </style:style>
    <style:style style:name="P7" style:family="paragraph" style:parent-style-name="Text_20_body">
      <style:text-properties fo:font-size="12pt" officeooo:paragraph-rsid="0021a72c" style:font-size-asian="12pt" style:font-size-complex="12pt"/>
    </style:style>
    <style:style style:name="P8" style:family="paragraph" style:parent-style-name="Heading_20_3">
      <style:text-properties officeooo:rsid="0024e808" officeooo:paragraph-rsid="0024e808"/>
    </style:style>
    <style:style style:name="P9" style:family="paragraph" style:parent-style-name="Heading_20_3">
      <style:text-properties fo:font-weight="bold" officeooo:rsid="00257cdf" officeooo:paragraph-rsid="00257cdf" style:font-weight-asian="bold"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text-properties officeooo:rsid="000fae53" officeooo:paragraph-rsid="000fae53"/>
    </style:style>
    <style:style style:name="P13" style:family="paragraph" style:parent-style-name="Text_20_body">
      <style:text-properties officeooo:rsid="00257cdf" officeooo:paragraph-rsid="00257cdf"/>
    </style:style>
    <style:style style:name="P14" style:family="paragraph" style:parent-style-name="Text_20_body">
      <style:text-properties officeooo:rsid="00257cdf" officeooo:paragraph-rsid="002d9f74"/>
    </style:style>
    <style:style style:name="P15" style:family="paragraph" style:parent-style-name="Text_20_body">
      <style:text-properties style:font-name="Liberation Serif" fo:font-size="12pt" officeooo:rsid="000e3055" officeooo:paragraph-rsid="000e3055" style:font-size-asian="12pt" style:font-size-complex="12pt"/>
    </style:style>
    <style:style style:name="P16" style:family="paragraph" style:parent-style-name="Text_20_body">
      <style:text-properties fo:color="#c9211e" loext:opacity="100%" style:font-name="Liberation Serif" fo:font-size="12pt" officeooo:rsid="003082ab" officeooo:paragraph-rsid="003082ab" style:font-size-asian="12pt" style:font-size-complex="12pt"/>
    </style:style>
    <style:style style:name="P17" style:family="paragraph" style:parent-style-name="Text_20_body">
      <style:text-properties fo:color="#000000" loext:opacity="100%" style:font-name="Liberation Serif" fo:font-size="12pt" officeooo:rsid="0034b694" officeooo:paragraph-rsid="0034b694" style:font-size-asian="12pt" style:font-size-complex="12pt"/>
    </style:style>
    <style:style style:name="P18" style:family="paragraph" style:parent-style-name="Text_20_body">
      <style:text-properties fo:color="#000000" loext:opacity="100%" style:font-name="Liberation Serif" fo:font-size="12pt" officeooo:rsid="0034b694" officeooo:paragraph-rsid="00369fe0" style:font-size-asian="12pt" style:font-size-complex="12pt"/>
    </style:style>
    <style:style style:name="P19" style:family="paragraph" style:parent-style-name="Text_20_body">
      <style:text-properties fo:color="#000000" loext:opacity="100%" style:font-name="Liberation Serif" fo:font-size="12pt" officeooo:rsid="0037b7d9" officeooo:paragraph-rsid="0037b7d9" style:font-size-asian="12pt" style:font-size-complex="12p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16pt" officeooo:rsid="0014f100" style:font-size-asian="16pt" style:font-size-complex="16pt"/>
    </style:style>
    <style:style style:name="T4" style:family="text">
      <style:text-properties fo:font-size="16pt" officeooo:rsid="000f1028" style:font-size-asian="16pt" style:font-size-complex="16pt"/>
    </style:style>
    <style:style style:name="T5" style:family="text">
      <style:text-properties fo:font-size="16pt" officeooo:rsid="00137104" style:font-size-asian="16pt" style:font-size-complex="16pt"/>
    </style:style>
    <style:style style:name="T6" style:family="text">
      <style:text-properties fo:font-size="16pt" officeooo:rsid="002a1fc6"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bold" officeooo:rsid="00457774" style:font-size-asian="16pt" style:font-weight-asian="bold" style:font-size-complex="16pt" style:font-weight-complex="bold"/>
    </style:style>
    <style:style style:name="T9" style:family="text">
      <style:text-properties style:text-position="super 58%"/>
    </style:style>
    <style:style style:name="T10" style:family="text">
      <style:text-properties style:text-position="super 58%" officeooo:rsid="0025445c"/>
    </style:style>
    <style:style style:name="T11" style:family="text">
      <style:text-properties fo:font-variant="normal" fo:text-transform="none" style:font-name="Aptos" fo:font-size="8pt" fo:letter-spacing="normal" fo:font-style="normal" fo:font-weight="normal" loext:padding="0cm" loext:border="none"/>
    </style:style>
    <style:style style:name="T12" style:family="text">
      <style:text-properties fo:font-variant="normal" fo:text-transform="none" fo:color="#202122" loext:opacity="100%" style:font-name="Liberation Serif" fo:letter-spacing="normal" fo:font-style="normal" fo:font-weight="normal"/>
    </style:style>
    <style:style style:name="T13" style:family="text">
      <style:text-properties fo:font-variant="normal" fo:text-transform="none" fo:color="#202122" loext:opacity="100%" style:font-name="Liberation Serif" fo:letter-spacing="normal" fo:font-style="normal" fo:font-weight="normal" officeooo:rsid="001fb29b"/>
    </style:style>
    <style:style style:name="T14" style:family="text">
      <style:text-properties officeooo:rsid="0016e93a"/>
    </style:style>
    <style:style style:name="T15" style:family="text">
      <style:text-properties officeooo:rsid="00172969"/>
    </style:style>
    <style:style style:name="T16" style:family="text">
      <style:text-properties officeooo:rsid="00192841"/>
    </style:style>
    <style:style style:name="T17" style:family="text">
      <style:text-properties officeooo:rsid="0019a710"/>
    </style:style>
    <style:style style:name="T18" style:family="text">
      <style:text-properties officeooo:rsid="001d2270"/>
    </style:style>
    <style:style style:name="T19" style:family="text">
      <style:text-properties officeooo:rsid="001fb29b"/>
    </style:style>
    <style:style style:name="T20" style:family="text">
      <style:text-properties style:font-name="Liberation Serif" officeooo:rsid="001fb29b"/>
    </style:style>
    <style:style style:name="T21" style:family="text">
      <style:text-properties officeooo:rsid="00202a35"/>
    </style:style>
    <style:style style:name="T22" style:family="text">
      <style:text-properties fo:font-weight="normal" style:font-weight-asian="normal" style:font-weight-complex="normal"/>
    </style:style>
    <style:style style:name="T23" style:family="text">
      <style:text-properties fo:font-weight="normal" officeooo:rsid="00276855" style:font-weight-asian="normal" style:font-weight-complex="normal"/>
    </style:style>
    <style:style style:name="T24" style:family="text">
      <style:text-properties fo:font-weight="normal" officeooo:rsid="002882ca" style:font-weight-asian="normal" style:font-weight-complex="normal"/>
    </style:style>
    <style:style style:name="T25" style:family="text">
      <style:text-properties officeooo:rsid="0025445c"/>
    </style:style>
    <style:style style:name="T26" style:family="text">
      <style:text-properties officeooo:rsid="002ba80b"/>
    </style:style>
    <style:style style:name="T27" style:family="text">
      <style:text-properties officeooo:rsid="002d9f74"/>
    </style:style>
    <style:style style:name="T28" style:family="text">
      <style:text-properties officeooo:rsid="003141ac"/>
    </style:style>
    <style:style style:name="T29" style:family="text">
      <style:text-properties officeooo:rsid="0031fa1c"/>
    </style:style>
    <style:style style:name="T30" style:family="text">
      <style:text-properties officeooo:rsid="0035700b"/>
    </style:style>
    <style:style style:name="T31" style:family="text">
      <style:text-properties officeooo:rsid="0039b66b"/>
    </style:style>
    <style:style style:name="T32" style:family="text">
      <style:text-properties officeooo:rsid="003b8318"/>
    </style:style>
    <style:style style:name="T33" style:family="text">
      <style:text-properties officeooo:rsid="003cc09d"/>
    </style:style>
    <style:style style:name="T34" style:family="text">
      <style:text-properties officeooo:rsid="003e4ccb"/>
    </style:style>
    <style:style style:name="T35" style:family="text">
      <style:text-properties officeooo:rsid="003ebb82"/>
    </style:style>
    <style:style style:name="T36" style:family="text">
      <style:text-properties officeooo:rsid="00411ff0"/>
    </style:style>
    <style:style style:name="T37" style:family="text">
      <style:text-properties officeooo:rsid="0042bbe6"/>
    </style:style>
    <style:style style:name="T38" style:family="text">
      <style:text-properties officeooo:rsid="0042e78c"/>
    </style:style>
    <style:style style:name="T39" style:family="text">
      <style:text-properties officeooo:rsid="0045777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3"><text:span text:style-name="T1">1. Concepteurs : </text:span><text:span text:style-name="T22">groupe 33, Rayane Badaoui 300372367, Jasmine Bziouid </text:span><text:span text:style-name="T24">300318157</text:span></text:h>
      <text:h text:style-name="P9" text:outline-level="3">2. Jeu :</text:h>
      <text:p text:style-name="P13"><text:span text:style-name="T22">a. </text:span><text:span text:style-name="T23">Nous avons décidé de choisir de developper Simon Says, car c un jeu très fun, addictif et réactif à jouer. En plus, ce jeu sait être très efficace pour stimuler la mémoire à court terme, ce qui peux aider des enfants, adultes à mieux se concentrer sur leur tâches ainsi que pour les personnes agées de les prévenir du l’azhameir ou démence.</text:span></text:p>
      <text:p text:style-name="P13"><text:span text:style-name="T22"/></text:p>
      <text:p text:style-name="P13"><text:span text:style-name="T22">b. </text:span><text:a xlink:type="simple" xlink:href="https://www.mathsisfun.com/games/simon-says.html" text:style-name="Internet_20_link" text:visited-style-name="Visited_20_Internet_20_Link"><text:span text:style-name="T22">https://www.mathsisfun.com/games/simon-says.html</text:span></text:a></text:p>
      <text:p text:style-name="P13"><text:span text:style-name="T22">Pour les couleurs et les sons on s’est inspiré de ce site, sinon pour la forme des cubes et le format html de notre jeu, on s’est inspiré d’un style de gameboy advanced.</text:span></text:p>
      <text:h text:style-name="P1" text:outline-level="3"><text:span text:style-name="T3">3.</text:span><text:span text:style-name="T6">a</text:span><text:span text:style-name="T2"> Deux personnages du jeu Simon Says</text:span></text:h>
      <text:p text:style-name="Text_20_body"><text:span text:style-name="T1">Personnage 1 – </text:span><text:span text:style-name="Strong_20_Emphasis"><text:span text:style-name="T1">Marguerite</text:span></text:span><text:span text:style-name="T1"> (la grand-mère pré-Alzheimer)</text:span></text:p>
      <text:list text:style-name="L1">
        <text:list-item>
          <text:p text:style-name="P10"><text:span text:style-name="Strong_20_Emphasis">Nom</text:span> : Marguerite Lefebvre</text:p>
        </text:list-item>
        <text:list-item>
          <text:p text:style-name="P10"><text:span text:style-name="Strong_20_Emphasis">Âge</text:span> : 72 ans</text:p>
        </text:list-item>
        <text:list-item>
          <text:p text:style-name="P10"><text:span text:style-name="Strong_20_Emphasis">Caractéristiques</text:span> :</text:p>
          <text:list>
            <text:list-item>
              <text:p text:style-name="P10">Diagnostiquée avec un début de troubles cognitifs légers</text:p>
            </text:list-item>
            <text:list-item>
              <text:p text:style-name="P10">Très attachée à ses souvenirs d’enfance et à sa lucidité</text:p>
            </text:list-item>
            <text:list-item>
              <text:p text:style-name="P10">Empathique et persévérante malgré ses difficultés</text:p>
            </text:list-item>
          </text:list>
        </text:list-item>
        <text:list-item>
          <text:p text:style-name="P10"><text:span text:style-name="Strong_20_Emphasis">Relation à la technologie</text:span> :<text:line-break/>Peu familière avec les ordinateurs, mais utilise parfois une tablette offerte par son fils. Elle préfère les interfaces simples avec de grands boutons et peu de texte.</text:p>
        </text:list-item>
        <text:list-item>
          <text:p text:style-name="P10"><text:span text:style-name="Strong_20_Emphasis">Relation au domaine du jeu</text:span> :<text:line-break/>Elle suit une thérapie préventive pour ralentir l’apparition de l’Alzheimer. Son ergothérapeute lui a recommandé des jeux de mémoire. Elle espère stimuler sa mémoire de manière agréable.</text:p>
        </text:list-item>
        <text:list-item>
          <text:p text:style-name="P10"><text:span text:style-name="Strong_20_Emphasis">But</text:span> :<text:line-break/>Utiliser le jeu quotidiennement pour entretenir sa mémoire, maintenir son autonomie le plus longtemps possible et sentir qu’elle garde le contrôle sur elle-même.</text:p>
        </text:list-item>
      </text:list>
      <text:p text:style-name="Text_20_body"/>
      <text:p text:style-name="Text_20_body"><text:span text:style-name="T1">Personnage 2 – </text:span><text:span text:style-name="Strong_20_Emphasis"><text:span text:style-name="T1">Julien</text:span></text:span><text:span text:style-name="T1"> (jeune adulte normal de 25 ans)</text:span></text:p>
      <text:list text:style-name="L2">
        <text:list-item>
          <text:p text:style-name="P11"><text:span text:style-name="Strong_20_Emphasis">Nom</text:span> : Julien Tremblay</text:p>
        </text:list-item>
        <text:list-item>
          <text:p text:style-name="P11"><text:span text:style-name="Strong_20_Emphasis">Âge</text:span> : 25 ans</text:p>
        </text:list-item>
        <text:list-item>
          <text:p text:style-name="P11"><text:span text:style-name="Strong_20_Emphasis">Caractéristiques</text:span> :</text:p>
          <text:list>
            <text:list-item>
              <text:p text:style-name="P11"><text:soft-page-break/>Étudiant en maîtrise d’ingénierie</text:p>
            </text:list-item>
            <text:list-item>
              <text:p text:style-name="P11">A une bonne capacité cognitive mais se plaint d’oublier des choses sous stress</text:p>
            </text:list-item>
            <text:list-item>
              <text:p text:style-name="P11">Posé, curieux, aime les défis intellectuels rapides</text:p>
            </text:list-item>
          </text:list>
        </text:list-item>
        <text:list-item>
          <text:p text:style-name="P11"><text:span text:style-name="Strong_20_Emphasis">Relation à la technologie</text:span> :<text:line-break/>Très à l’aise avec le numérique. Il code, joue parfois à des jeux mobiles, et utilise des outils en ligne pour organiser ses tâches.</text:p>
        </text:list-item>
        <text:list-item>
          <text:p text:style-name="P11"><text:span text:style-name="Strong_20_Emphasis">Relation au domaine du jeu</text:span> :<text:line-break/>Il cherche à améliorer sa mémoire à court terme pour mieux gérer ses révisions. Il aime aussi tester sa vitesse de réaction dans des jeux interactifs.</text:p>
        </text:list-item>
        <text:list-item>
          <text:p text:style-name="P11"><text:span text:style-name="Strong_20_Emphasis">But</text:span> :<text:line-break/>Jouer en 5 minutes entre deux cours pour s’aérer l’esprit, tout en renforçant sa mémoire de manière ludique et stimulante.</text:p>
        </text:list-item>
      </text:list>
      <text:p text:style-name="Text_20_body"/>
      <text:h text:style-name="Heading_20_3" text:outline-level="3"/>
      <text:h text:style-name="Heading_20_3" text:outline-level="3"><text:span text:style-name="T4">3.</text:span><text:span text:style-name="T6">b </text:span><text:span text:style-name="T2">Voici </text:span><text:span text:style-name="T5">les 2 scénarimages avec maquettes</text:span><text:span text:style-name="T2">:</text:span> </text:h>
      <text:p text:style-name="Text_20_body"/>
      <text:p text:style-name="P6">Voici l<text:span text:style-name="T17">es 2 scénarimages dans ce lien, </text:span><text:span text:style-name="T14">il</text:span><text:span text:style-name="T17">s</text:span><text:span text:style-name="T14"> </text:span><text:span text:style-name="T17">sont </text:span><text:span text:style-name="T14">aussi disponible sur le fichier pdf </text:span><text:span text:style-name="T15">avec ce même dossier</text:span><text:span text:style-name="T14"> au cas où </text:span><text:span text:style-name="T16">si vous avez besoin de ce fichier</text:span>:</text:p>
      <text:p text:style-name="P4"><text:a xlink:type="simple" xlink:href="https://www.figma.com/design/5KpUrwm5pQ40qBzNgO5jXX/Scenarimage-maquettes-jeu-memoire-Simon-says?node-id=0-1&amp;t=9bHM9rbp42nqDEgr-1" text:style-name="Internet_20_link" text:visited-style-name="Visited_20_Internet_20_Link"><text:bookmark text:name="LPlnk997045"/><text:span text:style-name="T11">https://www.figma.com/design/5KpUrwm5pQ40qBzNgO5jXX/Scenarimage-maquettes-jeu-memoire-Simon-says?node-id=0-1&amp;t=9bHM9rbp42nqDEgr-1</text:span></text:a> </text:p>
      <text:p text:style-name="P5"/>
      <text:p text:style-name="P5"/>
      <text:h text:style-name="P2" text:outline-level="3">4. Prototype haute fidelité</text:h>
      <text:p text:style-name="P12">a. Entre le premier scénarimage et le deuxième scénarimage, nous avons choisi le 2<text:span text:style-name="T9">e</text:span> scénarimage, <text:span text:style-name="T25">car</text:span> <text:span text:style-name="T10">il</text:span><text:span text:style-name="T25"> </text:span>avait un design assez <text:span text:style-name="T25">leger et enfantin basé sur la créativité et style jeux de consoles qui pourrait convenir à tout public dans la visualisation et reactivité du jeu par le public,</text:span> <text:span text:style-name="T25">alors que le deuxième était assez simpliste et monotone.</text:span></text:p>
      <text:p text:style-name="P12"/>
      <text:p text:style-name="P14">b. <text:span text:style-name="T26">Voici le lien vers le portfolio de Yasmine: </text:span><text:a xlink:type="simple" xlink:href="https://github.com/Yasmine-bd/portfolio-seg3525" text:style-name="Internet_20_link" text:visited-style-name="Visited_20_Internet_20_Link">https://github.com/Yasmine-bd/portfolio-seg3525</text:a></text:p>
      <text:p text:style-name="P14"><text:span text:style-name="T26">Voici le lien vers le portfolio de </text:span><text:span text:style-name="T27">Rayane</text:span><text:span text:style-name="T26">: </text:span><text:a xlink:type="simple" xlink:href="https://seg3525-vercel-project-website.vercel.app/" text:style-name="Internet_20_link" text:visited-style-name="Visited_20_Internet_20_Link"><text:span text:style-name="T26">https://seg3525-vercel-project-website.vercel.app/</text:span></text:a></text:p>
      <text:h text:style-name="P3" text:outline-level="3"><text:span text:style-name="T18">5.</text:span> <text:span text:style-name="T18">Déclaration de équipe changée</text:span></text:h>
      <text:p text:style-name="P7"><text:span text:style-name="T18">a. J’ai changé d’équipe la semaine passée et je suis aller à une nouvelle équipe, car mon coéquipier a décidé de partir de l’équipe et être seul pour le projet, donc moi-même j’ai décidé de aller trouver une </text:span><text:soft-page-break/><text:span text:style-name="T18">nouvelle équipe. </text:span><text:span text:style-name="T19">Donc je suis passé de l’équipe 23 </text:span><text:span text:style-name="T21">où mon ancien coéquipier était Nicola Baker</text:span><text:span text:style-name="T19"> à </text:span><text:span text:style-name="T20">l’équipe 33 où mon nouveau coéquipier est</text:span><text:span text:style-name="T13"> Yasmine</text:span><text:span text:style-name="T20"> </text:span><text:span text:style-name="T12">Bziouid.</text:span></text:p>
      <text:p text:style-name="P15"/>
      <text:h text:style-name="Heading_20_3" text:outline-level="3"><text:span text:style-name="T8">6</text:span><text:span text:style-name="T7">. Code : Voici le lien du github du groupe de ce projet devoir 3 :</text:span> <text:a xlink:type="simple" xlink:href="https://github.com/RayaneBGit/jeu_memoire_projet_seg3525" text:style-name="Internet_20_link" text:visited-style-name="Visited_20_Internet_20_Link">https://github.com/RayaneBGit/jeu_memoire_projet_seg3525</text:a></text:h>
      <text:p text:style-name="P16">*<text:span text:style-name="T28">*</text:span>Important à savoir <text:span text:style-name="T1">rbada072</text:span> et <text:span text:style-name="T1">rayanebgit</text:span>, c moi dans 2 différents comptes <text:span text:style-name="T29">github</text:span><text:span text:style-name="T28">**</text:span></text:p>
      <text:h text:style-name="Heading_20_3" text:outline-level="3"><text:span text:style-name="T39">7</text:span>. Reconnaissance de l’IA generative :</text:h>
      <text:p text:style-name="P17"><text:span text:style-name="T38">a. </text:span>Pour les maquettes ca été toute fait<text:span text:style-name="T34">es</text:span> tout seul<text:span text:style-name="T34">es</text:span>, personne a utilisé de l’IA.</text:p>
      <text:p text:style-name="P18"><text:span text:style-name="T38">b. </text:span>Pour le prototype de haute fidelité, <text:span text:style-name="T32">on a</text:span> utilisé chatgpt dans un but de correction de erreurs fait par le système qui <text:span text:style-name="T35">fait beuger</text:span> le code <text:span text:style-name="T36">et qui affiche des messages de erreurs incompréhensibles</text:span>, et pour trouver la solution rapidement, au lieu de utiliser <text:a xlink:type="simple" xlink:href="https://stackoverflow.com/" text:style-name="Internet_20_link" text:visited-style-name="Visited_20_Internet_20_Link">https://stackoverflow.com/</text:a> , <text:span text:style-name="T32">on a</text:span> utilisé <text:span text:style-name="T32">chat </text:span>gpt. <text:span text:style-name="T30">Donc vraiment pas grande différence. En plus, le reste du code et de la logique a été faite </text:span><text:span text:style-name="T33">par nous seules</text:span><text:span text:style-name="T30">. </text:span></text:p>
      <text:p text:style-name="P19"><text:span text:style-name="T38">c. </text:span>Pour le rapport, la seule partie qui a été utilisé en partie avec le soutien de l’IA de chat gpt, est la partie personnage, où je devais écrire des phrases structurés et je devais corriger mes fautes de francais afin de avoir un texte de personnage qui a plus de claireté, mais le reste des idées viennent de <text:span text:style-name="T31">nous.</text:span></text:p>
      <text:p text:style-name="P19"/>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Aptos EmbeddedFont', 'Aptos MSFontService', Calibri, Helvetica, sans-serif"/>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ato" svg:font-family="Lato, 'Lucida Sans Unicode', 'Lucida Grande',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6T13:52:00</meta:creation-date>
    <dc:date>2025-06-22T15:40:35.896000000</dc:date>
    <meta:editing-duration>PT1H52M32S</meta:editing-duration>
    <meta:editing-cycles>54</meta:editing-cycles>
    <meta:generator>LibreOffice/7.5.7.1$Windows_X86_64 LibreOffice_project/47eb0cf7efbacdee9b19ae25d6752381ede23126</meta:generator>
    <meta:initial-creator>Caroline</meta:initial-creator>
    <meta:document-statistic meta:table-count="0" meta:image-count="0" meta:object-count="0" meta:page-count="3" meta:paragraph-count="41" meta:word-count="764" meta:character-count="4630" meta:non-whitespace-character-count="3920"/>
  </office:meta>
</office:document-meta>
</file>